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5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ro8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PageStyle_5f_Débit_20_bois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29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9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0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6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7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2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4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7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2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7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1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5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6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9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43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9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3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1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4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5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3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4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5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8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9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0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3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4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6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7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8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0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1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3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7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8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9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0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1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2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03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4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5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7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8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09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0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1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2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305"/>
        <table:table-column table:style-name="co2" table:default-cell-style-name="ce309"/>
        <table:table-column table:style-name="co3" table:default-cell-style-name="ce305"/>
        <table:table-column table:style-name="co4" table:default-cell-style-name="ce309"/>
        <table:table-column table:style-name="co5" table:default-cell-style-name="ce305"/>
        <table:table-column table:style-name="co6" table:default-cell-style-name="ce309"/>
        <table:table-column table:style-name="co7" table:default-cell-style-name="ce305"/>
        <table:table-column table:style-name="co8" table:default-cell-style-name="ce305"/>
        <table:table-column table:style-name="co9" table:default-cell-style-name="ce305"/>
        <table:table-column table:style-name="co10" table:default-cell-style-name="ce305"/>
        <table:table-column table:style-name="co11" table:default-cell-style-name="ce305"/>
        <table:table-column table:style-name="co12" table:default-cell-style-name="ce305"/>
        <table:table-column table:style-name="co13" table:default-cell-style-name="ce305"/>
        <table:table-column table:style-name="co14" table:default-cell-style-name="ce305"/>
        <table:table-column table:style-name="co15" table:default-cell-style-name="ce305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number-columns-repeated="1001" table:default-cell-style-name="ce305"/>
        <table:table-column table:style-name="co23" table:default-cell-style-name="Default"/>
        <table:table-row table:style-name="ro1">
          <table:table-cell table:style-name="ce295" table:number-columns-spanned="13" table:number-rows-spanned="1"/>
          <table:covered-table-cell table:style-name="ce306"/>
          <table:covered-table-cell table:style-name="ce295"/>
          <table:covered-table-cell table:style-name="ce311"/>
          <table:covered-table-cell table:style-name="ce295"/>
          <table:covered-table-cell table:style-name="ce311"/>
          <table:covered-table-cell table:style-name="ce295"/>
          <table:covered-table-cell table:style-name="ce317"/>
          <table:covered-table-cell table:number-columns-repeated="5" table:style-name="ce295"/>
          <table:table-cell table:number-columns-repeated="6"/>
          <table:table-cell table:style-name="ce336"/>
          <table:table-cell table:style-name="ce341"/>
          <table:table-cell table:number-columns-repeated="1003"/>
        </table:table-row>
        <table:table-row table:style-name="ro2">
          <table:table-cell table:style-name="ce296" office:value-type="string" calcext:value-type="string" table:number-columns-spanned="1" table:number-rows-spanned="3">
            <text:p>LOCALISATION</text:p>
          </table:table-cell>
          <table:table-cell table:style-name="ce297" office:value-type="string" calcext:value-type="string" table:number-columns-spanned="1" table:number-rows-spanned="3">
            <text:p>Désignation</text:p>
          </table:table-cell>
          <table:table-cell table:style-name="ce297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297"/>
          <table:table-cell table:style-name="ce319" office:value-type="string" calcext:value-type="string" table:number-columns-spanned="1" table:number-rows-spanned="3">
            <text:p>Reporté dans débit scierie</text:p>
          </table:table-cell>
          <table:table-cell table:style-name="ce297" office:value-type="string" calcext:value-type="string" table:number-columns-spanned="1" table:number-rows-spanned="3">
            <text:p>Remarque</text:p>
          </table:table-cell>
          <table:table-cell table:style-name="ce328" table:number-columns-repeated="3"/>
          <table:table-cell table:style-name="ce331"/>
          <table:table-cell table:style-name="ce335" table:number-columns-repeated="2"/>
          <table:table-cell table:style-name="ce337" table:number-columns-repeated="3"/>
          <table:table-cell table:number-columns-repeated="1002"/>
        </table:table-row>
        <table:table-row table:style-name="ro3">
          <table:covered-table-cell table:number-columns-repeated="2" table:style-name="ce297"/>
          <table:table-cell table:style-name="ce297" office:value-type="string" calcext:value-type="string" table:number-columns-spanned="1" table:number-rows-spanned="2">
            <text:p>Sections</text:p>
          </table:table-cell>
          <table:table-cell table:style-name="ce297" office:value-type="string" calcext:value-type="string" table:number-columns-spanned="2" table:number-rows-spanned="1">
            <text:p>Qtité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Nbre</text:p>
          </table:table-cell>
          <table:covered-table-cell table:style-name="ce297"/>
          <table:table-cell table:style-name="ce297" office:value-type="string" calcext:value-type="string">
            <text:p>Total</text:p>
          </table:table-cell>
          <table:table-cell table:style-name="ce297" office:value-type="string" calcext:value-type="string">
            <text:p>U</text:p>
          </table:table-cell>
          <table:table-cell table:style-name="ce297" office:value-type="string" calcext:value-type="string">
            <text:p>Coût U.</text:p>
          </table:table-cell>
          <table:table-cell table:style-name="ce297" office:value-type="string" calcext:value-type="string">
            <text:p>Total HT</text:p>
          </table:table-cell>
          <table:covered-table-cell table:style-name="ce297"/>
          <table:covered-table-cell table:style-name="ce321"/>
          <table:table-cell table:style-name="ce328" table:number-columns-repeated="3"/>
          <table:table-cell table:style-name="ce332" table:number-columns-spanned="2" table:number-rows-spanned="1"/>
          <table:covered-table-cell table:style-name="ce328"/>
          <table:table-cell table:style-name="ce335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3">
          <table:covered-table-cell table:style-name="ce297"/>
          <table:covered-table-cell table:number-columns-repeated="2" table:style-name="ce307"/>
          <table:table-cell table:style-name="ce297" office:value-type="string" calcext:value-type="string" table:number-columns-spanned="2" table:number-rows-spanned="1">
            <text:p>A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B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A*B=C</text:p>
          </table:table-cell>
          <table:covered-table-cell table:style-name="ce297"/>
          <table:table-cell table:style-name="ce297" office:value-type="string" calcext:value-type="string">
            <text:p>D</text:p>
          </table:table-cell>
          <table:table-cell table:style-name="ce297" office:value-type="string" calcext:value-type="string">
            <text:p>C*D=E</text:p>
          </table:table-cell>
          <table:covered-table-cell table:style-name="ce297"/>
          <table:covered-table-cell table:style-name="ce321"/>
          <table:table-cell table:style-name="ce328" table:number-columns-repeated="3"/>
          <table:table-cell table:style-name="ce332" table:number-columns-spanned="2" table:number-rows-spanned="1"/>
          <table:covered-table-cell table:style-name="ce328"/>
          <table:table-cell table:style-name="ce328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AISON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8" table:number-columns-repeated="3"/>
          <table:table-cell table:style-name="ce332"/>
          <table:table-cell table:style-name="ce328" table:number-columns-repeated="2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ur Sud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8" table:number-columns-repeated="3"/>
          <table:table-cell table:style-name="ce332"/>
          <table:table-cell table:style-name="ce328" table:number-columns-repeated="2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7]*[.F7]" office:value-type="float" office:value="16.5" calcext:value-type="float">
            <text:p>16,5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65" calcext:value-type="float">
            <text:p>7,65</text:p>
          </table:table-cell>
          <table:table-cell table:style-name="ce299" table:formula="of:=[.H7]*[.J7]" office:value-type="float" office:value="126.225" calcext:value-type="float">
            <text:p>126,225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8]*[.F8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8]*[.J8]" office:value-type="float" office:value="73.4" calcext:value-type="float">
            <text:p>73,4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9]*[.F9]" office:value-type="float" office:value="18" calcext:value-type="float">
            <text:p>18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9]*[.J9]" office:value-type="float" office:value="132.12" calcext:value-type="float">
            <text:p>132,12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0]*[.F10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10]*[.J10]" office:value-type="float" office:value="29.36" calcext:value-type="float">
            <text:p>29,36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1]*[.J11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2]*[.F12]" office:value-type="float" office:value="12" calcext:value-type="float">
            <text:p>12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2]*[.J1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3]*[.F13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3]*[.J1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4]*[.J1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Ossature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75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5]*[.F15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5]*[.J1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6]*[.J1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300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7]*[.F17]" office:value-type="float" office:value="24" calcext:value-type="float">
            <text:p>2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7]*[.J1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8]*[.F18]" office:value-type="float" office:value="33" calcext:value-type="float">
            <text:p>3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8]*[.J1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9]*[.F19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9]*[.J1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table:formula="of:=3+2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0]*[.F20]" office:value-type="float" office:value="22.5" calcext:value-type="float">
            <text:p>22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0]*[.J2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2 pour jonction de panneaux l&gt;4.5m</text:p>
          </table:table-cell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7" calcext:value-type="float">
            <text:p>17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1]*[.F21]" office:value-type="float" office:value="59.5" calcext:value-type="float">
            <text:p>59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1]*[.J2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2]*[.J2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charpe de contreventement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3]*[.F23]" office:value-type="float" office:value="50" calcext:value-type="float">
            <text:p>5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3]*[.J2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4]*[.J2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5]*[.F25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5]*[.J2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6]*[.F26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6]*[.J26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7]*[.F27]" office:value-type="float" office:value="9" calcext:value-type="float">
            <text:p>9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7]*[.J2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8]*[.J2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9]*[.F29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9]*[.J2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0]*[.F30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0]*[.J3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1]*[.F31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1]*[.J3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2]*[.F32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2]*[.J3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3]*[.J3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4]*[.F34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4]*[.J3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5]*[.F35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5]*[.J3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6]*[.J3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rs PP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37]*[.J3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8" table:number-columns-repeated="3"/>
          <table:table-cell table:style-name="ce332"/>
          <table:table-cell table:style-name="ce328" table:number-columns-repeated="2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6+1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8]*[.F38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8]*[.J3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4+1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9]*[.F39]" office:value-type="float" office:value="27.5" calcext:value-type="float">
            <text:p>27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9]*[.J3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1+3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0]*[.F40]" office:value-type="float" office:value="20" calcext:value-type="float">
            <text:p>20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0]*[.J4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3 pour entretoise</text:p>
          </table:table-cell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1]*[.F41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1]*[.J4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2]*[.J4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3]*[.F43]" office:value-type="float" office:value="6.5" calcext:value-type="float">
            <text:p>6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3]*[.J4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/>
          <table:table-cell table:style-name="ce310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4]*[.J4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 office:value-type="string" calcext:value-type="string">
            <text:p>OSB4</text:p>
          </table:table-cell>
          <table:table-cell table:style-name="ce310" office:value-type="string" calcext:value-type="string">
            <text:p>2800x1196</text:p>
          </table:table-cell>
          <table:table-cell table:style-name="ce308" office:value-type="float" office:value="15" calcext:value-type="float">
            <text:p>15</text:p>
          </table:table-cell>
          <table:table-cell table:style-name="ce310" office:value-type="string" calcext:value-type="string">
            <text:p>mm</text:p>
          </table:table-cell>
          <table:table-cell table:style-name="ce308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F45]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5]*[.J4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6]*[.J4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4" calcext:value-type="float">
            <text:p>1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7]*[.F47]" office:value-type="float" office:value="84" calcext:value-type="float">
            <text:p>8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7]*[.J4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6ml = 2 montants moisés = 1 Précadre</text:p>
          </table:table-cell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8]*[.J4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9]*[.F49]" office:value-type="float" office:value="39" calcext:value-type="float">
            <text:p>39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9]*[.J4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0]*[.F50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0]*[.J5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9" calcext:value-type="float">
            <text:p>9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1]*[.F51]" office:value-type="float" office:value="49.5" calcext:value-type="float">
            <text:p>49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1]*[.J5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2]*[.F52]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2]*[.J5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3]*[.F53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3]*[.J5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4]*[.J5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4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55]*[.J5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6]*[.J5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SIQUE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57]*[.J5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8" table:number-columns-repeated="3"/>
          <table:table-cell table:style-name="ce332"/>
          <table:table-cell table:style-name="ce328" table:number-columns-repeated="2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8]*[.F58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8]*[.J5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9]*[.F59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9]*[.J5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0]*[.F60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0]*[.J6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302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1]*[.F61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1]*[.J6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2]*[.F62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2]*[.J6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3]*[.J63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4]*[.J6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5]*[.J6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6]*[.J6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OSB 4</text:p>
          </table:table-cell>
          <table:table-cell table:style-name="ce299" office:value-type="string" calcext:value-type="string">
            <text:p>2800x1196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7]*[.J6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8]*[.J6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69]*[.F69]" office:value-type="float" office:value="36" calcext:value-type="float">
            <text:p>3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69]*[.J6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0]*[.J70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1]*[.F71]" office:value-type="float" office:value="26" calcext:value-type="float">
            <text:p>2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1]*[.J7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2]*[.F72]" office:value-type="float" office:value="24" calcext:value-type="float">
            <text:p>2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2]*[.J7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3]*[.F73]" office:value-type="float" office:value="22" calcext:value-type="float">
            <text:p>2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3]*[.J7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4]*[.F74]" office:value-type="float" office:value="15" calcext:value-type="float">
            <text:p>1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4]*[.J7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5]*[.F75]" office:value-type="float" office:value="13.5" calcext:value-type="float">
            <text:p>13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5]*[.J7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6]*[.J7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5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77]*[.J7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8]*[.J7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301"/>
          <table:covered-table-cell table:style-name="ce313"/>
          <table:covered-table-cell table:style-name="ce315"/>
          <table:covered-table-cell table:style-name="ce313"/>
          <table:covered-table-cell table:style-name="ce315"/>
          <table:covered-table-cell table:style-name="ce301"/>
          <table:covered-table-cell table:style-name="ce315"/>
          <table:covered-table-cell table:style-name="ce301"/>
          <table:covered-table-cell table:style-name="ce299" table:formula="of:=[.H79]*[.J79]" office:value-type="float" office:value="0" calcext:value-type="float">
            <text:p>0</text:p>
          </table:covered-table-cell>
          <table:covered-table-cell table:style-name="ce301"/>
          <table:covered-table-cell table:style-name="ce325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150x50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36" calcext:value-type="float">
            <text:p>3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0]*[.F80]" office:value-type="float" office:value="108" calcext:value-type="float">
            <text:p>10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0]*[.J80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solivage carport (2x2.60m * 16)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style-name="ce344" table:number-columns-repeated="1001"/>
          <table:table-cell table:style-name="ce345"/>
        </table:table-row>
        <table:table-row table:style-name="ro3">
          <table:table-cell table:style-name="ce299" office:value-type="string" calcext:value-type="string">
            <text:p>Angles de Précompression</text:p>
          </table:table-cell>
          <table:table-cell table:style-name="ce299" office:value-type="string" calcext:value-type="string">
            <text:p>Angle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2" calcext:value-type="float">
            <text:p>12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1]*[.F81]" office:value-type="float" office:value="36" calcext:value-type="float">
            <text:p>36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1]*[.J81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style-name="ce344" table:number-columns-repeated="1001"/>
          <table:table-cell table:style-name="ce345"/>
        </table:table-row>
        <table:table-row table:style-name="ro3">
          <table:table-cell table:style-name="ce299"/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6" calcext:value-type="float">
            <text:p>1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2]*[.F82]" office:value-type="float" office:value="48" calcext:value-type="float">
            <text:p>4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2]*[.J82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style-name="ce344" table:number-columns-repeated="1001"/>
          <table:table-cell table:style-name="ce345"/>
        </table:table-row>
        <table:table-row table:style-name="ro3">
          <table:table-cell table:style-name="ce301" office:value-type="string" calcext:value-type="string" table:number-columns-spanned="13" table:number-rows-spanned="1">
            <text:p>SAS</text:p>
          </table:table-cell>
          <table:covered-table-cell table:number-columns-repeated="4" table:style-name="ce304"/>
          <table:covered-table-cell table:style-name="ce301"/>
          <table:covered-table-cell table:number-columns-repeated="6" table:style-name="ce304"/>
          <table:covered-table-cell table:style-name="ce324"/>
          <table:table-cell table:style-name="ce328" table:number-columns-repeated="3"/>
          <table:table-cell table:style-name="ce332"/>
          <table:table-cell table:style-name="ce328" table:number-columns-repeated="2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table:number-columns-repeated="11"/>
          <table:table-cell table:style-name="ce323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42" table:number-columns-repeated="2"/>
          <table:table-cell table:number-columns-repeated="1002"/>
        </table:table-row>
        <table:table-row table:style-name="ro3">
          <table:table-cell table:style-name="ce303" table:number-columns-repeated="12"/>
          <table:table-cell table:style-name="ce326"/>
          <table:table-cell table:style-name="ce328" table:number-columns-repeated="3"/>
          <table:table-cell table:style-name="ce332"/>
          <table:table-cell table:style-name="ce328" table:number-columns-repeated="2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3">
          <table:table-cell table:style-name="ce304" table:number-columns-repeated="5"/>
          <table:table-cell table:style-name="ce304" table:formula="of:=SUM([.F7:.F84])" office:value-type="float" office:value="257" calcext:value-type="float">
            <text:p>257</text:p>
          </table:table-cell>
          <table:table-cell table:style-name="ce304"/>
          <table:table-cell table:style-name="ce304" table:formula="of:=SUM([.H7:.H84])" office:value-type="float" office:value="1062.5" calcext:value-type="float">
            <text:p>1062,5</text:p>
          </table:table-cell>
          <table:table-cell table:style-name="ce304" table:number-columns-repeated="3"/>
          <table:table-cell table:style-name="ce320"/>
          <table:table-cell table:style-name="ce327"/>
          <table:table-cell table:style-name="ce328" table:number-columns-repeated="3"/>
          <table:table-cell table:style-name="ce332"/>
          <table:table-cell table:style-name="ce328" table:number-columns-repeated="2"/>
          <table:table-cell table:style-name="ce338"/>
          <table:table-cell table:style-name="ce337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7])" office:value-type="float" office:value="224" calcext:value-type="float">
            <text:p>224</text:p>
          </table:table-cell>
          <table:table-cell table:style-name="ce58"/>
          <table:table-cell table:style-name="ce58" table:formula="of:=SUM([.H12:.H47])" office:value-type="float" office:value="1029.5" calcext:value-type="float">
            <text:p>1029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5:17:55.226878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15:21:59.675307479</dc:date>
    <meta:generator>LibreOffice/4.4.3.2$Linux_X86_64 LibreOffice_project/40m0$Build-2</meta:generator>
    <meta:editing-duration>P3DT14M53S</meta:editing-duration>
    <meta:editing-cycles>213</meta:editing-cycles>
    <meta:printed-by>Mathieu Godard</meta:printed-by>
    <meta:print-date>2015-06-17T09:42:42.592067315</meta:print-date>
    <meta:document-statistic meta:table-count="4" meta:cell-count="2098" meta:object-count="0"/>
  </office:meta>
</office:document-meta>
</file>